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4b520c" officeooo:paragraph-rsid="004b520c" style:font-size-asian="12pt" style:font-weight-asian="bold" style:font-name-complex="Droid Sans" style:font-size-complex="12pt" style:font-weight-complex="bold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style:style style:name="T45" style:family="text">
      <style:text-properties officeooo:rsid="00462138"/>
    </style:style>
    <style:style style:name="T46" style:family="text">
      <style:text-properties officeooo:rsid="004796d1"/>
    </style:style>
    <style:style style:name="T47" style:family="text">
      <style:text-properties officeooo:rsid="00486356"/>
    </style:style>
    <style:style style:name="T48" style:family="text">
      <style:text-properties officeooo:rsid="004b37e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hamed Shrief</text:p>
      <text:p text:style-name="P4"><text:span text:style-name="T37">Junior</text:span> <text:span text:style-name="T36">Backend </text:span><text:span text:style-name="T38">and </text:span><text:span text:style-name="T36">Frontend developer</text:span></text:p>
      <text:p text:style-name="P4"/>
      <text:p text:style-name="P9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7"><text:span text:style-name="T1">Linkedin</text:span>: /mohamed-shrief-b841b2268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and TypeScript </text:p>
        </text:list-item>
        <text:list-item>
          <text:p text:style-name="P13">Nodejs and Express.js</text:p>
        </text:list-item>
        <text:list-item>
          <text:p text:style-name="P11">Postgres, MongoDB <text:span text:style-name="T35">and Redis</text:span></text:p>
        </text:list-item>
        <text:list-item>
          <text:p text:style-name="P14">HTML, CSS and SCSS</text:p>
        </text:list-item>
        <text:list-item>
          <text:p text:style-name="P12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5">Astro</text:p>
        </text:list-item>
        <text:list-item>
          <text:p text:style-name="P16">Vitest and Cypress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9"><text:span text:style-name="T12">My Role: Frontend and Backend development, </text:span><text:span text:style-name="T10">it have 2 versions</text:span><text:span text:style-name="T13">:</text:span></text:p>
      <text:list text:style-name="L2">
        <text:list-item>
          <text:p text:style-name="P25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7">Tech stack:</text:p>
              <text:list>
                <text:list-item>
                  <text:p text:style-name="P18">TypeScript <text:span text:style-name="T40">with HTML and </text:span><text:span text:style-name="T41">S</text:span><text:span text:style-name="T40">CSS</text:span></text:p>
                </text:list-item>
                <text:list-item>
                  <text:p text:style-name="P18">Astro <text:span text:style-name="T39">and </text:span>Vuejs</text:p>
                </text:list-item>
                <text:list-item>
                  <text:p text:style-name="P28"><text:span text:style-name="T27">Nodejs </text:span><text:span text:style-name="T28">and </text:span><text:span text:style-name="T27">Express.js</text:span></text:p>
                </text:list-item>
                <text:list-item>
                  <text:p text:style-name="P28"><text:span text:style-name="T27">Postgres </text:span><text:span text:style-name="T30">and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9"><text:span text:style-name="T29">C</text:span><text:span text:style-name="T27">haracteristics: </text:span></text:p>
              <text:list>
                <text:list-item>
                  <text:p text:style-name="P19">Full mark on 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google’s lighthouse</text:a>, <text:span text:style-name="T47">and </text:span><text:a xlink:type="simple" xlink:href="https://pagespeed.web.dev/analysis/https-adeeb-m-shrief-tech/bqwyq28oyq?form_factor=mobile" text:style-name="Internet_20_link" text:visited-style-name="Visited_20_Internet_20_Link"><text:span text:style-name="T47">PageSpeed insights</text:span></text:a>.</text:p>
                </text:list-item>
                <text:list-item>
                  <text:p text:style-name="P20">JWT authentication and authorization.</text:p>
                </text:list-item>
                <text:list-item>
                  <text:p text:style-name="P29"><text:span text:style-name="T5">Data validation </text:span><text:span text:style-name="T33">with vee-validate and Yup.</text:span></text:p>
                </text:list-item>
                <text:list-item>
                  <text:p text:style-name="P24">Dark/Light Theme.</text:p>
                </text:list-item>
                <text:list-item>
                  <text:p text:style-name="P21">API tests with Mocha and Chai, <text:span text:style-name="T45">and </text:span><text:span text:style-name="T46">C</text:span><text:span text:style-name="T45">omponent testing with </text:span><text:span text:style-name="T48">Vitest</text:span><text:span text:style-name="T45">.</text:span> </text:p>
                </text:list-item>
                <text:list-item>
                  <text:p text:style-name="P21">Using PM2 for process management.</text:p>
                </text:list-item>
              </text:list>
            </text:list-item>
            <text:list-item>
              <text:p text:style-name="P10"><text:span text:style-name="T42">Deploy</text:span><text:span text:style-name="T43">ment</text:span><text:span text:style-name="T42">:</text:span></text:p>
              <text:list>
                <text:list-item>
                  <text:p text:style-name="P10">Frontend deployed on Digital ocean server, on Ubuntu, with Astro's node adapter and Nginx and PM2.</text:p>
                </text:list-item>
                <text:list-item>
                  <text:p text:style-name="P10">Backend deployed on Digital ocean server, on Ubuntu, with Nginx and PM2, <text:span text:style-name="T44">databases (Postgres and Redis) </text:span>managed <text:span text:style-name="T44">on the same server</text:span>.</text:p>
                </text:list-item>
                <text:list-item>
                  <text:p text:style-name="P10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30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22">Tech Stack: TypeScript, Vuejs, Pinia, vue-router, Nodejs, Express.js with MongDB and Redis</text:p>
            </text:list-item>
            <text:list-item>
              <text:p text:style-name="P29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and Courses</text:p>
      <text:list text:style-name="L3">
        <text:list-item>
          <text:p text:style-name="P23"><text:span text:style-name="T1">CMU</text:span>, Intro to Database Systems (2022) </text:p>
        </text:list-item>
        <text:list-item>
          <text:p text:style-name="P26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6"><text:span text:style-name="T3">IBM, </text:span><text:span text:style-name="T34">I</text:span>ntroduction to DevOps</text:p>
        </text:list-item>
        <text:list-item>
          <text:p text:style-name="P27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29T01:13:41.988955803</dc:date>
    <meta:editing-duration>PT7H19M30S</meta:editing-duration>
    <meta:editing-cycles>56</meta:editing-cycles>
    <meta:generator>LibreOffice/7.6.1.2$Linux_X86_64 LibreOffice_project/60$Build-2</meta:generator>
    <meta:print-date>2023-09-19T21:57:13.144534357</meta:print-date>
    <meta:printed-by>PDF files</meta:printed-by>
    <meta:document-statistic meta:table-count="0" meta:image-count="0" meta:object-count="0" meta:page-count="1" meta:paragraph-count="45" meta:word-count="307" meta:character-count="2362" meta:non-whitespace-character-count="2040"/>
  </office:meta>
</office:document-meta>
</file>